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b66c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ffffff" draw:fill-color="#ffe994" draw:textarea-horizontal-align="justify" draw:textarea-vertical-align="middle" draw:auto-grow-height="false" fo:min-height="6cm" fo:min-width="17.5cm"/>
    </style:style>
    <style:style style:name="gr3" style:family="graphic" style:parent-style-name="standard">
      <style:graphic-properties svg:stroke-color="#ffffff" draw:fill-color="#ffdbb6" draw:textarea-horizontal-align="justify" draw:textarea-vertical-align="middle" draw:auto-grow-height="false" fo:min-height="19.5cm" fo:min-width="17.5cm"/>
    </style:style>
    <style:style style:name="gr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15cm" fo:min-width="7.72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6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315cm" fo:min-width="4.13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loext:graphic-properties draw:fill-color="#ffe994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6.2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cm" svg:height="19.75cm" svg:x="1.5cm" svg:y="8.25cm">
          <text:p/>
          <draw:enhanced-geometry svg:viewBox="0 0 21600 21600" draw:type="rectangle" draw:enhanced-path="M 0 0 L 21600 0 21600 21600 0 21600 0 0 Z N"/>
        </draw:custom-shape>
        <draw:custom-shape draw:name="Simple" draw:style-name="gr4" draw:text-style-name="P5" draw:layer="layout" svg:width="8.25cm" svg:height="2.5cm" svg:x="2.25cm" svg:y="1.75cm">
          <text:p text:style-name="P4"><text:span text:style-name="T1">JUÁN NAVARR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0" draw:style-name="gr5" draw:text-style-name="P5" draw:layer="layout" svg:width="5.023cm" svg:height="2.511cm" svg:x="13.75cm" svg:y="4.5cm">
          <text:p text:style-name="P4"><text:span text:style-name="T1">Galería Aleph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1" draw:style-name="gr6" draw:text-style-name="P5" draw:layer="layout" svg:width="4.66cm" svg:height="0.6cm" svg:x="14cm" svg:y="6.9cm">
          <text:p text:style-name="P4"><text:span text:style-name="T1">C/Atocha nº4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2" draw:style-name="gr7" draw:text-style-name="P5" draw:layer="layout" svg:width="5.023cm" svg:height="2.511cm" draw:transform="rotate (-0.0146607657167526) translate (2.996cm 4.713cm)">
          <text:p text:style-name="P4"><text:span text:style-name="T1">Pintando nube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3T19:35:50.623000000</meta:creation-date>
    <dc:date>2020-12-03T23:51:35.128000000</dc:date>
    <meta:editing-duration>PT2H55M22S</meta:editing-duration>
    <meta:editing-cycles>1</meta:editing-cycles>
    <meta:document-statistic meta:object-count="7"/>
    <meta:generator>LibreOffice/7.0.2.2$Windows_X86_64 LibreOffice_project/8349ace3c3162073abd90d81fd06dcfb6b36b994</meta:generator>
  </office:meta>
</office:document-meta>
</file>